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2.0014in"/>
    </style:style>
    <style:style style:name="Table2.B" style:family="table-column">
      <style:table-column-properties style:column-width="1.1833in"/>
    </style:style>
    <style:style style:name="Table2.C" style:family="table-column">
      <style:table-column-properties style:column-width="1.1903in"/>
    </style:style>
    <style:style style:name="Table2.E" style:family="table-column">
      <style:table-column-properties style:column-width="1.1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2pt" fo:font-style="italic" officeooo:rsid="00038081" officeooo:paragraph-rsid="001224a5" style:font-size-asian="12pt" style:font-style-asian="italic" style:font-size-complex="12pt" style:font-style-complex="italic"/>
    </style:style>
    <style:style style:name="P2" style:family="paragraph" style:parent-style-name="Text_20_body">
      <style:text-properties officeooo:rsid="001224a5" officeooo:paragraph-rsid="0013eea8"/>
    </style:style>
    <style:style style:name="P3" style:family="paragraph" style:parent-style-name="Text_20_body">
      <style:text-properties officeooo:paragraph-rsid="0013eea8"/>
    </style:style>
    <style:style style:name="P4" style:family="paragraph" style:parent-style-name="Text_20_body">
      <style:text-properties officeooo:paragraph-rsid="001224a5"/>
    </style:style>
    <style:style style:name="P5" style:family="paragraph" style:parent-style-name="Title">
      <style:text-properties officeooo:rsid="00000e1c" officeooo:paragraph-rsid="001224a5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1224a5" style:font-name-asian="Noto Sans CJK SC Regular" style:font-size-asian="12.25pt" style:font-name-complex="FreeSans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2d4d96" officeooo:paragraph-rsid="002d4d9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2c3cab" officeooo:paragraph-rsid="002c3ca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e7cb4" officeooo:paragraph-rsid="002e7cb4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69975" officeooo:paragraph-rsid="0036997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347d62" officeooo:paragraph-rsid="00347d6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352b7f" officeooo:paragraph-rsid="00352b7f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officeooo:rsid="002e7cb4" officeooo:paragraph-rsid="002e7cb4" style:font-size-asian="14pt" style:font-weight-asian="bold" style:font-size-complex="14pt" style:font-weight-complex="bold"/>
    </style:style>
    <style:style style:name="P14" style:family="paragraph" style:parent-style-name="Subtitle">
      <style:text-properties fo:font-size="14pt" officeooo:rsid="00038081" officeooo:paragraph-rsid="001224a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3ed7f4" officeooo:paragraph-rsid="003ed7f4" style:font-size-asian="14pt" style:font-size-complex="14pt"/>
    </style:style>
    <style:style style:name="P16" style:family="paragraph" style:parent-style-name="Text_20_body">
      <style:text-properties officeooo:paragraph-rsid="0013eea8"/>
    </style:style>
    <style:style style:name="P17" style:family="paragraph" style:parent-style-name="Text_20_body">
      <style:text-properties officeooo:rsid="003f429b" officeooo:paragraph-rsid="003f429b"/>
    </style:style>
    <style:style style:name="P18" style:family="paragraph" style:parent-style-name="Text_20_body">
      <style:text-properties officeooo:rsid="00413521" officeooo:paragraph-rsid="00413521"/>
    </style:style>
    <style:style style:name="P19" style:family="paragraph" style:parent-style-name="Text_20_body">
      <style:text-properties officeooo:paragraph-rsid="00419885"/>
    </style:style>
    <style:style style:name="P20" style:family="paragraph" style:parent-style-name="Heading_20_1">
      <style:text-properties officeooo:rsid="0011fc1c" officeooo:paragraph-rsid="001224a5"/>
    </style:style>
    <style:style style:name="P21" style:family="paragraph" style:parent-style-name="Heading_20_1" style:list-style-name="">
      <style:text-properties officeooo:rsid="0013eea8" officeooo:paragraph-rsid="0013eea8"/>
    </style:style>
    <style:style style:name="P22" style:family="paragraph" style:parent-style-name="Heading_20_1">
      <style:paragraph-properties fo:break-before="page"/>
      <style:text-properties officeooo:rsid="0013eea8" officeooo:paragraph-rsid="0013eea8"/>
    </style:style>
    <style:style style:name="P23" style:family="paragraph" style:parent-style-name="Heading_20_1">
      <style:paragraph-properties fo:break-before="page"/>
      <style:text-properties officeooo:rsid="0029d28e" officeooo:paragraph-rsid="0029d28e"/>
    </style:style>
    <style:style style:name="P24" style:family="paragraph" style:parent-style-name="Heading_20_3">
      <style:text-properties officeooo:rsid="001224a5" officeooo:paragraph-rsid="0013eea8"/>
    </style:style>
    <style:style style:name="P25" style:family="paragraph" style:parent-style-name="Heading_20_3" style:list-style-name="">
      <style:text-properties officeooo:rsid="001224a5" officeooo:paragraph-rsid="0013eea8"/>
    </style:style>
    <style:style style:name="P26" style:family="paragraph" style:parent-style-name="Heading_20_3">
      <style:paragraph-properties fo:break-before="page"/>
      <style:text-properties officeooo:rsid="001224a5" officeooo:paragraph-rsid="0013eea8"/>
    </style:style>
    <style:style style:name="P27" style:family="paragraph" style:parent-style-name="Heading_20_2">
      <style:text-properties officeooo:rsid="001224a5" officeooo:paragraph-rsid="0013eea8"/>
    </style:style>
    <style:style style:name="P28" style:family="paragraph" style:parent-style-name="Heading_20_2" style:list-style-name="">
      <style:text-properties officeooo:rsid="001224a5" officeooo:paragraph-rsid="0013eea8"/>
    </style:style>
    <style:style style:name="P29" style:family="paragraph" style:parent-style-name="Heading_20_2">
      <style:paragraph-properties fo:break-before="page"/>
      <style:text-properties officeooo:rsid="001224a5" officeooo:paragraph-rsid="0013eea8"/>
    </style:style>
    <style:style style:name="T1" style:family="text">
      <style:text-properties officeooo:rsid="00204e88"/>
    </style:style>
    <style:style style:name="T2" style:family="text">
      <style:text-properties officeooo:rsid="000d9589"/>
    </style:style>
    <style:style style:name="T3" style:family="text">
      <style:text-properties officeooo:rsid="001b7e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419885"/>
    </style:style>
    <style:style style:name="T7" style:family="text">
      <style:text-properties officeooo:rsid="0041b243"/>
    </style:style>
    <style:style style:name="T8" style:family="text">
      <style:text-properties officeooo:rsid="0044449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<text:span text:style-name="T1">3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:</text:p>
          </table:table-cell>
          <table:table-cell table:style-name="Table1.B1" office:value-type="string">
            <text:p text:style-name="P6">Tomer Gill</text:p>
          </table:table-cell>
        </table:table-row>
        <table:table-row>
          <table:table-cell table:style-name="Table1.A2" office:value-type="string">
            <text:p text:style-name="P6">ID:</text:p>
          </table:table-cell>
          <table:table-cell table:style-name="Table1.B2" office:value-type="string">
            <text:p text:style-name="P6">318459450</text:p>
          </table:table-cell>
        </table:table-row>
        <table:table-row>
          <table:table-cell table:style-name="Table1.A2" office:value-type="string">
            <text:p text:style-name="P6">U2 User Name:</text:p>
          </table:table-cell>
          <table:table-cell table:style-name="Table1.B2" office:value-type="string">
            <text:p text:style-name="P6"><text:s/>gilltom</text:p>
          </table:table-cell>
        </table:table-row>
      </table:table>
      <text:p text:style-name="P14"/>
      <text:p text:style-name="P1">* I’ve worked with the PyTorch framework, using <text:span text:style-name="T2">ADAM optimizer and </text:span>mini-batches on train and dev, but not on test. <text:span text:style-name="T3">I’ve also decided to keep training the embedding matrixes along the rest of the neural network.</text:span></text:p>
      <text:h text:style-name="P20" text:outline-level="1">Parameters: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7">Using Pre-trained Vectors?</text:p>
          </table:table-cell>
          <table:table-cell table:style-name="Table2.A1" table:number-columns-spanned="2" office:value-type="string">
            <text:p text:style-name="P7"><text:span text:style-name="T4">Without</text:span> Pre-trained Vectors</text:p>
          </table:table-cell>
          <table:covered-table-cell/>
          <table:table-cell table:style-name="Table2.D1" table:number-columns-spanned="2" office:value-type="string">
            <text:p text:style-name="P9"><text:span text:style-name="T4">Using</text:span> Pre-trained Vectors</text:p>
          </table:table-cell>
          <table:covered-table-cell/>
        </table:table-row>
        <table:table-row>
          <table:table-cell table:style-name="Table2.A2" office:value-type="string">
            <text:p text:style-name="P7">POS / NER</text:p>
          </table:table-cell>
          <table:table-cell table:style-name="Table2.A2" office:value-type="string">
            <text:p text:style-name="P9">POS</text:p>
          </table:table-cell>
          <table:table-cell table:style-name="Table2.A2" office:value-type="string">
            <text:p text:style-name="P9">NER</text:p>
          </table:table-cell>
          <table:table-cell table:style-name="Table2.A2" office:value-type="string">
            <text:p text:style-name="P9">POS</text:p>
          </table:table-cell>
          <table:table-cell table:style-name="Table2.E2" office:value-type="string">
            <text:p text:style-name="P9">NER</text:p>
          </table:table-cell>
        </table:table-row>
        <table:table-row>
          <table:table-cell table:style-name="Table2.A2" office:value-type="string">
            <text:p text:style-name="P8">Number of Iterations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11">7</text:p>
          </table:table-cell>
          <table:table-cell table:style-name="Table2.E2" office:value-type="string">
            <text:p text:style-name="P15">4</text:p>
          </table:table-cell>
        </table:table-row>
        <table:table-row>
          <table:table-cell table:style-name="Table2.A2" office:value-type="string">
            <text:p text:style-name="P8">Learning Rate</text:p>
          </table:table-cell>
          <table:table-cell table:style-name="Table2.A2" office:value-type="string">
            <text:p text:style-name="P9">0.01</text:p>
          </table:table-cell>
          <table:table-cell table:style-name="Table2.A2" office:value-type="string">
            <text:p text:style-name="P9">0.01</text:p>
          </table:table-cell>
          <table:table-cell table:style-name="Table2.A2" office:value-type="string">
            <text:p text:style-name="P11">0.001</text:p>
          </table:table-cell>
          <table:table-cell table:style-name="Table2.E2" office:value-type="string">
            <text:p text:style-name="P15">0.007</text:p>
          </table:table-cell>
        </table:table-row>
        <table:table-row>
          <table:table-cell table:style-name="Table2.A2" office:value-type="string">
            <text:p text:style-name="P8">Batch Size</text:p>
          </table:table-cell>
          <table:table-cell table:style-name="Table2.A2" office:value-type="string">
            <text:p text:style-name="P9">1000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11">1000</text:p>
          </table:table-cell>
          <table:table-cell table:style-name="Table2.E2" office:value-type="string">
            <text:p text:style-name="P15">1000</text:p>
          </table:table-cell>
        </table:table-row>
        <table:table-row>
          <table:table-cell table:style-name="Table2.A2" office:value-type="string">
            <text:p text:style-name="P8">Hidden Layer’s Dimension</text:p>
          </table:table-cell>
          <table:table-cell table:style-name="Table2.A2" office:value-type="string">
            <text:p text:style-name="P9">75</text:p>
          </table:table-cell>
          <table:table-cell table:style-name="Table2.A2" office:value-type="string">
            <text:p text:style-name="P9">100</text:p>
          </table:table-cell>
          <table:table-cell table:style-name="Table2.A2" office:value-type="string">
            <text:p text:style-name="P11">150</text:p>
          </table:table-cell>
          <table:table-cell table:style-name="Table2.E2" office:value-type="string">
            <text:p text:style-name="P15">150</text:p>
          </table:table-cell>
        </table:table-row>
        <table:table-row>
          <table:table-cell table:style-name="Table2.E2" table:number-columns-spanned="5" office:value-type="string">
            <text:p text:style-name="P13">Resul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DEV Loss</text:p>
          </table:table-cell>
          <table:table-cell table:style-name="Table2.A2" office:value-type="string">
            <text:p text:style-name="P10">0.223453</text:p>
          </table:table-cell>
          <table:table-cell table:style-name="Table2.A2" office:value-type="string">
            <text:p text:style-name="P10">0.231119</text:p>
          </table:table-cell>
          <table:table-cell table:style-name="Table2.A2" office:value-type="string">
            <text:p text:style-name="P12">0.169521</text:p>
          </table:table-cell>
          <table:table-cell table:style-name="Table2.E2" office:value-type="string">
            <text:p text:style-name="P15">0.170059</text:p>
          </table:table-cell>
        </table:table-row>
        <table:table-row>
          <table:table-cell table:style-name="Table2.A2" office:value-type="string">
            <text:p text:style-name="P9">DEV Accuracy</text:p>
          </table:table-cell>
          <table:table-cell table:style-name="Table2.A2" office:value-type="string">
            <text:p text:style-name="P10">95.10 %</text:p>
          </table:table-cell>
          <table:table-cell table:style-name="Table2.A2" office:value-type="string">
            <text:p text:style-name="P10">78.12 %</text:p>
          </table:table-cell>
          <table:table-cell table:style-name="Table2.A2" office:value-type="string">
            <text:p text:style-name="P12">95.25 %</text:p>
          </table:table-cell>
          <table:table-cell table:style-name="Table2.E2" office:value-type="string">
            <text:p text:style-name="P15">75.18 %</text:p>
          </table:table-cell>
        </table:table-row>
      </table:table>
      <text:p text:style-name="P3"/>
      <text:h text:style-name="P21" text:outline-level="1"/>
      <text:h text:style-name="P22" text:outline-level="1">Graphs:</text:h>
      <text:h text:style-name="P27" text:outline-level="2">Without Pre-trained Embedding Vectors</text:h>
      <text:h text:style-name="P24" text:outline-level="3">POS</text:h>
      <text:p text:style-name="P2"/>
      <text:p text:style-name="P2"><draw:frame draw:style-name="fr1" draw:name="Object1" text:anchor-type="paragraph" svg:x="0.1984in" svg:y="0in" svg:width="6.2965in" svg:height="3.542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ct2" text:anchor-type="paragraph" svg:width="6.298in" svg:height="3.5398in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P24" text:outline-level="3"><text:soft-page-break/>NER</text:h>
      <text:p text:style-name="P3"/>
      <text:p text:style-name="P3"><draw:frame draw:style-name="fr2" draw:name="Object3" text:anchor-type="paragraph" svg:width="6.2972in" svg:height="3.539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3" draw:name="Object4" text:anchor-type="paragraph" svg:width="6.298in" svg:height="3.53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h text:style-name="P28" text:outline-level="2"/>
      <text:h text:style-name="P29" text:outline-level="2">With Pre-trained Embedding Vectors</text:h>
      <text:h text:style-name="P24" text:outline-level="3">POS</text:h>
      <text:p text:style-name="P2"/>
      <text:p text:style-name="P2"><draw:frame draw:style-name="fr3" draw:name="Object5" text:anchor-type="paragraph" svg:width="6.2972in" svg:height="3.539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3" draw:name="Object6" text:anchor-type="paragraph" svg:width="6.2972in" svg:height="3.5398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25" text:outline-level="3"/>
      <text:h text:style-name="P26" text:outline-level="3">NER</text:h>
      <text:p text:style-name="P3"/>
      <text:p text:style-name="P3"><draw:frame draw:style-name="fr3" draw:name="Object7" text:anchor-type="paragraph" svg:width="6.2972in" svg:height="3.539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3" draw:name="Object8" text:anchor-type="paragraph" svg:width="6.298in" svg:height="3.5398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23" text:outline-level="1">Conclusion: Analysis of the results</text:h>
      <text:p text:style-name="P17">To use the prefixes and suffixes, I’ve created 2 more <text:span text:style-name="T5">trainable</text:span> embedding matrices (one for each), given each pre/sufffix an unique index that represented a row in it’s embedding matrix, just like what I’ve done with the words themselves.</text:p>
      <text:p text:style-name="P18">From the results (the ones presented here and the other runs I’ve made) I’ve noticed that by using the pre-trained vectors with the prefix/suffix embedding on POS, the accuracy rises by a little less than a single percent (compared to running without the pre-trained vectors but with prefix/suffix embedding).</text:p>
      <text:p text:style-name="P18"><text:span text:style-name="T8">While o</text:span>n the contrary, when using the pre-trained vectors on NER, the accuracy was down by 2-3% in comparison, no matter how much I’ve changed the running parameters.</text:p>
      <text:p text:style-name="P19"><text:span text:style-name="T7">I do not feel that the pre-trained vectors and the subword units are </text:span>complementary, <text:span text:style-name="T6">because their contribution was very small, compared to the results without pre-trained / subword units (part 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13:16.970554647</meta:creation-date>
    <dc:date>2017-12-11T22:33:50.212396529</dc:date>
    <meta:editing-duration>PT8H15M59S</meta:editing-duration>
    <meta:editing-cycles>38</meta:editing-cycles>
    <meta:generator>LibreOffice/5.1.6.2$Linux_X86_64 LibreOffice_project/10m0$Build-2</meta:generator>
    <meta:document-statistic meta:table-count="2" meta:image-count="0" meta:object-count="8" meta:page-count="6" meta:paragraph-count="60" meta:word-count="272" meta:character-count="1611" meta:non-whitespace-character-count="13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" xlink:type="simple" chart:class="chart:line" chart:style-name="ch1">
        <chart:title svg:x="2.899cm" svg:y="0.314cm" chart:style-name="ch2">
          <text:p>POS DEV Loss Using Prefix and Suffix Embedding
(Without Pre-trained Vecotrs)</text:p>
        </chart:title>
        <chart:subtitle svg:x="6.193cm" svg:y="1.776cm" chart:style-name="ch3">
          <text:p>By Iteration Number</text:p>
        </chart:subtitle>
        <chart:plot-area chart:style-name="ch4" chart:data-source-has-labels="both" svg:x="1.33cm" svg:y="2.638cm" svg:width="14.343cm" svg:height="5.199cm">
          <chartooo:coordinate-region svg:x="2.242cm" svg:y="2.837cm" svg:width="13.338cm" svg:height="4.353cm"/>
          <chart:axis chart:dimension="x" chart:name="primary-x" chart:style-name="ch5" chartooo:axis-type="auto">
            <chartooo:date-scale/>
            <chart:title svg:x="7.862cm" svg:y="8.016cm" chart:style-name="ch6">
              <text:p>iteratio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929cm" chart:style-name="ch8">
              <text:p>avg. los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95">
                <text:p>0.209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2864">
                <text:p>0.1828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6467">
                <text:p>0.186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4983">
                <text:p>0.1949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061">
                <text:p>0.21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463">
                <text:p>0.205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7248">
                <text:p>0.217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1675">
                <text:p>0.21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7529">
                <text:p>0.227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453">
                <text:p>0.223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cm" xlink:href="." xlink:type="simple" chart:class="chart:line" chart:style-name="ch1">
        <chart:title svg:x="2.451cm" svg:y="0.314cm" chart:style-name="ch2">
          <text:p>POS DEV Accuracy Using Prefix and Suffix Embedding
(Without Pre-trained Vecotrs)</text:p>
        </chart:title>
        <chart:subtitle svg:x="6.195cm" svg:y="1.776cm" chart:style-name="ch3">
          <text:p>By Iteration Number</text:p>
        </chart:subtitle>
        <chart:plot-area chart:style-name="ch4" chart:data-source-has-labels="both" svg:x="1.33cm" svg:y="2.638cm" svg:width="14.347cm" svg:height="5.192cm">
          <chartooo:coordinate-region svg:x="2.745cm" svg:y="2.837cm" svg:width="12.839cm" svg:height="4.346cm"/>
          <chart:axis chart:dimension="x" chart:name="primary-x" chart:style-name="ch5" chartooo:axis-type="auto">
            <chartooo:date-scale/>
            <chart:title svg:x="7.864cm" svg:y="8.009cm" chart:style-name="ch6">
              <text:p>iteration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9">
                <text:p>0.94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98">
                <text:p>0.94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93">
                <text:p>0.94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cm" xlink:href="." xlink:type="simple" chart:class="chart:line" chart:style-name="ch1">
        <chart:title svg:x="2.887cm" svg:y="0.314cm" chart:style-name="ch2">
          <text:p>POS NER Loss Using Prefix and Suffix Embedding
(Without Pre-trained Vecotrs)</text:p>
        </chart:title>
        <chart:subtitle svg:x="6.233cm" svg:y="1.776cm" chart:style-name="ch3">
          <text:p>By Iteration number</text:p>
        </chart:subtitle>
        <chart:plot-area chart:style-name="ch4" chart:data-source-has-labels="both" svg:x="1.33cm" svg:y="2.638cm" svg:width="14.345cm" svg:height="5.192cm">
          <chartooo:coordinate-region svg:x="2.242cm" svg:y="2.837cm" svg:width="13.339cm" svg:height="4.346cm"/>
          <chart:axis chart:dimension="x" chart:name="primary-x" chart:style-name="ch5" chartooo:axis-type="auto">
            <chartooo:date-scale/>
            <chart:title svg:x="7.863cm" svg:y="8.009cm" chart:style-name="ch6">
              <text:p>iteration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582cm" chart:style-name="ch8">
              <text:p>loss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163756">
                <text:p>0.1637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5829">
                <text:p>0.1458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1504">
                <text:p>0.161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0351">
                <text:p>0.220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1119">
                <text:p>0.231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cm" xlink:href="." xlink:type="simple" chart:class="chart:line" chart:style-name="ch1">
        <chart:title svg:x="2.438cm" svg:y="0.314cm" chart:style-name="ch2">
          <text:p>POS NER Accuracy Using Prefix and Suffix Embedding
(Without Pre-trained Vecotrs)</text:p>
        </chart:title>
        <chart:subtitle svg:x="6.195cm" svg:y="1.776cm" chart:style-name="ch3">
          <text:p>By Iteration Number</text:p>
        </chart:subtitle>
        <chart:plot-area chart:style-name="ch4" chart:data-source-has-labels="both" svg:x="1.33cm" svg:y="2.638cm" svg:width="14.347cm" svg:height="5.192cm">
          <chartooo:coordinate-region svg:x="2.745cm" svg:y="2.837cm" svg:width="12.839cm" svg:height="4.346cm"/>
          <chart:axis chart:dimension="x" chart:name="primary-x" chart:style-name="ch5" chartooo:axis-type="auto">
            <chartooo:date-scale/>
            <chart:title svg:x="7.864cm" svg:y="8.009cm" chart:style-name="ch6">
              <text:p>iteration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12">
                <text:p>0.7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cm" xlink:href="." xlink:type="simple" chart:class="chart:line" chart:style-name="ch1">
        <chart:title svg:x="2.9cm" svg:y="0.314cm" chart:style-name="ch2">
          <text:p>POS DEV Loss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chart:data-source-has-labels="both" svg:x="1.33cm" svg:y="2.638cm" svg:width="14.345cm" svg:height="5.192cm">
          <chartooo:coordinate-region svg:x="2.242cm" svg:y="2.837cm" svg:width="13.339cm" svg:height="4.346cm"/>
          <chart:axis chart:dimension="x" chart:name="primary-x" chart:style-name="ch5" chartooo:axis-type="auto">
            <chartooo:date-scale/>
            <chart:title svg:x="7.863cm" svg:y="8.009cm" chart:style-name="ch6">
              <text:p>iteration</text:p>
            </chart:title>
            <chart:categories table:cell-range-address="local-table.$A$2:.$A$8"/>
            <chart:grid chart:style-name="ch7" chart:class="major"/>
          </chart:axis>
          <chart:axis chart:dimension="y" chart:name="primary-y" chart:style-name="ch5">
            <chart:title svg:x="0.451cm" svg:y="5.926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12411">
                <text:p>0.2124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5926">
                <text:p>0.1759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4345">
                <text:p>0.1643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3504">
                <text:p>0.1635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2582">
                <text:p>0.162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8879">
                <text:p>0.1688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9521">
                <text:p>0.1695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cm" xlink:href="." xlink:type="simple" chart:class="chart:line" chart:style-name="ch1">
        <chart:title svg:x="2.45cm" svg:y="0.314cm" chart:style-name="ch2">
          <text:p>POS DEV Accuracy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chart:data-source-has-labels="both" svg:x="1.33cm" svg:y="2.638cm" svg:width="14.345cm" svg:height="5.192cm">
          <chartooo:coordinate-region svg:x="2.745cm" svg:y="2.837cm" svg:width="12.836cm" svg:height="4.346cm"/>
          <chart:axis chart:dimension="x" chart:name="primary-x" chart:style-name="ch5" chartooo:axis-type="auto">
            <chartooo:date-scale/>
            <chart:title svg:x="7.863cm" svg:y="8.009cm" chart:style-name="ch6">
              <text:p>iteration</text:p>
            </chart:title>
            <chart:categories table:cell-range-address="local-table.$A$2:.$A$8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9354">
                <text:p>0.93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56">
                <text:p>0.94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21">
                <text:p>0.95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32">
                <text:p>0.9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25">
                <text:p>0.9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cm" xlink:href="." xlink:type="simple" chart:class="chart:line" chart:style-name="ch1">
        <chart:title svg:x="2.9cm" svg:y="0.314cm" chart:style-name="ch2">
          <text:p>NER DEV Loss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chart:data-source-has-labels="both" svg:x="1.33cm" svg:y="2.638cm" svg:width="14.345cm" svg:height="5.192cm">
          <chartooo:coordinate-region svg:x="2.242cm" svg:y="2.837cm" svg:width="13.339cm" svg:height="4.346cm"/>
          <chart:axis chart:dimension="x" chart:name="primary-x" chart:style-name="ch5" chartooo:axis-type="auto">
            <chartooo:date-scale/>
            <chart:title svg:x="7.863cm" svg:y="8.009cm" chart:style-name="ch6">
              <text:p>iteration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5">
            <chart:title svg:x="0.451cm" svg:y="5.926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249">
                <text:p>0.22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8263">
                <text:p>0.158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815">
                <text:p>0.1778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0059">
                <text:p>0.1700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cm" xlink:href="." xlink:type="simple" chart:class="chart:line" chart:style-name="ch1">
        <chart:title svg:x="2.451cm" svg:y="0.314cm" chart:style-name="ch2">
          <text:p>NER DEV Accuracy Using Prefix and Suffix Embedding
Using Pre-trained Vecotrs</text:p>
        </chart:title>
        <chart:subtitle svg:x="6.195cm" svg:y="1.776cm" chart:style-name="ch3">
          <text:p>By Iteration Number</text:p>
        </chart:subtitle>
        <chart:plot-area chart:style-name="ch4" chart:data-source-has-labels="both" svg:x="1.33cm" svg:y="2.638cm" svg:width="14.347cm" svg:height="5.192cm">
          <chartooo:coordinate-region svg:x="2.745cm" svg:y="2.837cm" svg:width="12.838cm" svg:height="4.347cm"/>
          <chart:axis chart:dimension="x" chart:name="primary-x" chart:style-name="ch5" chartooo:axis-type="auto">
            <chartooo:date-scale/>
            <chart:title svg:x="7.864cm" svg:y="8.009cm" chart:style-name="ch6">
              <text:p>iteration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6565">
                <text:p>0.65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518">
                <text:p>0.75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